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8"/>
    <style:style style:name="ce5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5" table:number-rows-spanned="1">
            <text:p>Linear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Time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Speed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Distance</text:p>
          </table:table-cell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table:formula="of:=([.B4]/[.B3])" office:value-type="float" office:value="3.625">
            <text:p>3.63</text:p>
          </table:table-cell>
          <table:table-cell table:style-name="ce3" table:formula="of:=[.C4]/[.C3]" office:value-type="float" office:value="2.72">
            <text:p>2.72</text:p>
          </table:table-cell>
          <table:table-cell table:style-name="ce3" table:formula="of:=[.D4]/[.D3]" office:value-type="float" office:value="3.57142857142857">
            <text:p>3.57</text:p>
          </table:table-cell>
          <table:table-cell table:style-name="ce3" table:formula="of:=[.E4]/[.E3]" office:value-type="float" office:value="3.16666666666667">
            <text:p>3.1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f:=([.$B$5]*[.A7]*[.$E$7])-[.$C$4]" office:value-type="float" office:value="66.578125">
            <text:p>66.58</text:p>
          </table:table-cell>
          <table:table-cell/>
          <table:table-cell table:style-name="ce2" office:value-type="string">
            <text:p>Const</text:p>
          </table:table-cell>
          <table:table-cell table:style-name="ce4" office:value-type="float" office:value="1.485">
            <text:p>1.4850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formula="of:=([.$B$5]*[.A8]*[.$E$7])-[.$C$4]" office:value-type="float" office:value="93.49375">
            <text:p>93.49</text:p>
          </table:table-cell>
          <table:table-cell table:formula="of:=[.E4]" office:value-type="float" office:value="95">
            <text:p>95</text:p>
          </table:table-cell>
          <table:table-cell office:value-type="string">
            <text:p>Val</text:p>
          </table:table-cell>
          <table:table-cell table:style-name="ce5" table:formula="of:=[.E7]*[.B5]" office:value-type="float" office:value="5.383125">
            <text:p><text:s/>43/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([.$B$5]*[.A9]*[.$E$7])-[.$C$4]" office:value-type="float" office:value="120.409375">
            <text:p>120.41</text:p>
          </table:table-cell>
          <table:table-cell table:number-columns-repeated="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table:formula="of:=([.$B$5]*[.A10]*[.$E$7])-[.$C$4]" office:value-type="float" office:value="147.325">
            <text:p>147.33</text:p>
          </table:table-cell>
          <table:table-cell table:formula="of:=[.B4]" office:value-type="float" office:value="145">
            <text:p>1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5" table:number-rows-spanned="1">
            <text:p>Rotation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Time</text:p>
          </table:table-cell>
          <table:table-cell table:number-columns-repeated="3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Spe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Angle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/>
          <table:table-cell table:number-columns-repeated="2"/>
        </table:table-row>
        <table:table-row table:style-name="ro1">
          <table:table-cell/>
          <table:table-cell table:formula="of:=[.B15]/[.B14]" office:value-type="float" office:value="4.33333333333333">
            <text:p>4.33</text:p>
          </table:table-cell>
          <table:table-cell table:formula="of:=[.C15]/[.C14]" office:value-type="float" office:value="4.75">
            <text:p>4.75</text:p>
          </table:table-cell>
          <table:table-cell table:formula="of:=[.D15]/[.D1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Left</text:p>
          </table:table-cell>
          <table:table-cell office:value-type="string">
            <text:p>Righ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0">
            <text:p>-30</text:p>
          </table:table-cell>
          <table:table-cell table:formula="of:=(VLOOKUP(ABS([.A19]);[.$A$7:.$B$10];2)*IF([.A19]&lt;0; -1; 1)-VLOOKUP(ABS([.B19]);[.$A$7:.$B$10];2)*IF([.B19]&lt;0; -1; 1))*[.$F$20]" office:value-type="float" office:value="127.61896875">
            <text:p>127.62</text:p>
          </table:table-cell>
          <table:table-cell/>
          <table:table-cell table:style-name="ce2" office:value-type="string">
            <text:p>Const</text:p>
          </table:table-cell>
          <table:table-cell table:style-name="ce4" office:value-type="float" office:value="0.1575">
            <text:p>0.157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formula="of:=(VLOOKUP(ABS([.A20]);[.$A$7:.$B$10];2)*IF([.A20]&lt;0; -1; 1)-VLOOKUP(ABS([.B20]);[.$A$7:.$B$10];2)*IF([.B20]&lt;0; -1; 1))*[.$F$20]" office:value-type="float" office:value="201.098625">
            <text:p>201.1</text:p>
          </table:table-cell>
          <table:table-cell/>
          <table:table-cell office:value-type="string">
            <text:p>Val</text:p>
          </table:table-cell>
          <table:table-cell table:style-name="ce5" table:formula="of:=[.B16]*[.F19]" office:value-type="float" office:value="0.6825">
            <text:p><text:s/>2/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fraction number:min-numerator-digits="1" number:min-denominato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3/02/2010</text:date>, <text:time>16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Stone</meta:initial-creator>
    <meta:creation-date>2010-02-24T15:44:23</meta:creation-date>
    <dc:date>2010-03-02T16:53:02</dc:date>
    <dc:creator>Andrew Stone</dc:creator>
    <meta:editing-duration>PT02H23M15S</meta:editing-duration>
    <meta:editing-cycles>9</meta:editing-cycles>
    <meta:generator>OpenOffice.org/3.1$Unix OpenOffice.org_project/310m19$Build-9420</meta:generator>
    <meta:document-statistic meta:table-count="3" meta:cell-count="62" meta:object-count="0"/>
  </office:meta>
</office:document-meta>
</file>